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9.31cm" fo:min-width="12.2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4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5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7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6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gr11" style:family="graphic" style:parent-style-name="standard">
      <style:graphic-properties svg:stroke-color="#000000" draw:fill-color="#ffd8ce" draw:textarea-horizontal-align="justify" draw:textarea-vertical-align="middle" draw:auto-grow-height="false" fo:min-height="3.305cm" fo:min-width="12.4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7.084cm"/>
      <style:paragraph-properties style:writing-mode="lr-tb"/>
    </style:style>
    <style:style style:name="gr13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43cm" fo:min-width="0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d7d7" draw:textarea-horizontal-align="left" draw:auto-grow-height="true" draw:auto-grow-width="false" fo:min-height="0.543cm" fo:min-width="0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dde8cb" draw:textarea-horizontal-align="left" draw:auto-grow-height="true" draw:auto-grow-width="false" fo:min-height="0.54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27cm"/>
      <style:paragraph-properties style:writing-mode="lr-tb"/>
    </style:style>
    <style:style style:name="gr19" style:family="graphic" style:parent-style-name="standard">
      <style:graphic-properties svg:stroke-color="#000000" draw:fill-color="#dde8cb" draw:textarea-horizontal-align="justify" draw:textarea-vertical-align="middle" draw:auto-grow-height="false" fo:min-height="1.835cm" fo:min-width="12.5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8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d8ce"/>
      <style:paragraph-properties fo:text-align="center"/>
    </style:style>
    <style:style style:name="P9" style:family="paragraph">
      <loext:graphic-properties draw:fill="solid" draw:fill-color="#eeeeee"/>
      <style:paragraph-properties style:writing-mode="lr-tb"/>
    </style:style>
    <style:style style:name="P10" style:family="paragraph">
      <loext:graphic-properties draw:fill="solid" draw:fill-color="#ffd7d7"/>
      <style:paragraph-properties style:writing-mode="lr-tb"/>
    </style:style>
    <style:style style:name="P11" style:family="paragraph">
      <loext:graphic-properties draw:fill="solid" draw:fill-color="#dde8cb"/>
      <style:paragraph-properties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13" style:family="paragraph">
      <loext:graphic-properties draw:fill-color="#dde8cb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Open Sans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3.081cm" svg:height="9.906cm" svg:x="2.102cm" svg:y="4.048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42cm" svg:height="0.806cm" svg:x="2.07cm" svg:y="3.131cm">
          <draw:text-box>
            <text:p><text:span text:style-name="T1">Water balance (daily)</text:span></text:p>
          </draw:text-box>
        </draw:frame>
        <draw:frame draw:style-name="gr3" draw:text-style-name="P4" xml:id="id1" draw:id="id1" draw:layer="layout" svg:width="6.001cm" svg:height="2.147cm" svg:x="5.254cm" svg:y="4.314cm">
          <draw:text-box>
            <text:p text:style-name="P3"><text:span text:style-name="T2">Rainfall interception</text:span></text:p>
            <text:p text:style-name="P3"><text:span text:style-name="T2">Snow accumulation and melt</text:span></text:p>
            <text:p text:style-name="P3"><text:span text:style-name="T2">Infiltration and percolation</text:span></text:p>
            <text:p text:style-name="P3"><text:span text:style-name="T2">Evaporation from soil surface</text:span></text:p>
          </draw:text-box>
        </draw:frame>
        <draw:frame draw:style-name="gr4" draw:text-style-name="P4" draw:layer="layout" svg:width="4.816cm" svg:height="2.621cm" svg:x="3.021cm" svg:y="9.267cm">
          <draw:text-box>
            <text:p text:style-name="P3"><text:span text:style-name="T2">Radiation extinction</text:span></text:p>
            <text:p text:style-name="P3"><text:span text:style-name="T2">Plant transpiration </text:span></text:p>
            <text:p text:style-name="P3"><text:span text:style-name="T2">Plant ph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frame draw:style-name="gr5" draw:text-style-name="P5" xml:id="id2" draw:id="id2" draw:layer="layout" svg:width="4.46cm" svg:height="0.806cm" svg:x="2.786cm" svg:y="8.377cm">
          <draw:text-box>
            <text:p><text:span text:style-name="T3">Basic sub-model</text:span></text:p>
          </draw:text-box>
        </draw:frame>
        <draw:connector draw:style-name="gr6" draw:text-style-name="P6" draw:layer="layout" draw:type="curve" svg:x1="8.254cm" svg:y1="6.461cm" svg:x2="5.016cm" svg:y2="8.377cm" draw:start-shape="id1" draw:start-glue-point="2" draw:end-shape="id2" draw:end-glue-point="0" svg:d="M8254 6461c0 1437-3238 479-3238 1916" svg:viewBox="0 0 3239 1917">
          <text:p/>
        </draw:connector>
        <draw:frame draw:style-name="gr7" draw:text-style-name="P5" xml:id="id3" draw:id="id3" draw:layer="layout" svg:width="5.497cm" svg:height="0.806cm" svg:x="8.995cm" svg:y="8.366cm">
          <draw:text-box>
            <text:p><text:span text:style-name="T3">Advanced sub-model</text:span></text:p>
          </draw:text-box>
        </draw:frame>
        <draw:frame draw:style-name="gr8" draw:text-style-name="P4" xml:id="id4" draw:id="id4" draw:layer="layout" svg:width="4.826cm" svg:height="3.569cm" svg:x="9.884cm" svg:y="9.716cm">
          <draw:text-box>
            <text:p text:style-name="P3"><text:span text:style-name="T2">Radiation balance</text:span></text:p>
            <text:p text:style-name="P3"><text:span text:style-name="T2">Energy balance</text:span></text:p>
            <text:p text:style-name="P3"><text:span text:style-name="T2">Plant hydraulics</text:span></text:p>
            <text:p text:style-name="P3"><text:span text:style-name="T2">Stomatal regulation</text:span></text:p>
            <text:p text:style-name="P3"><text:span text:style-name="T2">Leaf photosynthesis</text:span></text:p>
            <text:p text:style-name="P3"><text:span text:style-name="T2">Stem cavitation</text:span></text:p>
            <text:p text:style-name="P3"><text:span text:style-name="T2">Hydraulic redistribution</text:span></text:p>
          </draw:text-box>
        </draw:frame>
        <draw:connector draw:style-name="gr6" draw:text-style-name="P6" draw:layer="layout" draw:type="curve" svg:x1="8.254cm" svg:y1="6.461cm" svg:x2="11.743cm" svg:y2="8.366cm" draw:start-shape="id1" draw:start-glue-point="2" draw:end-shape="id3" draw:end-glue-point="0" svg:d="M8254 6461c0 1429 3489 477 3489 1905" svg:viewBox="0 0 3490 1906">
          <text:p/>
        </draw:connector>
        <draw:frame draw:style-name="gr9" draw:text-style-name="P2" draw:layer="layout" svg:width="13.93cm" svg:height="0.806cm" svg:x="2.102cm" svg:y="14.162cm">
          <draw:text-box>
            <text:p><text:span text:style-name="T1">Carbon balance, growth/senescence and mortality (daily)</text:span></text:p>
          </draw:text-box>
        </draw:frame>
        <draw:frame draw:style-name="gr10" draw:text-style-name="P7" draw:layer="layout" svg:width="2.631cm" svg:height="0.889cm" draw:transform="rotate (1.5685273987673) translate (8.533cm 12.394cm)">
          <draw:text-box>
            <text:p><text:span text:style-name="T4">Sub-daily</text:span></text:p>
          </draw:text-box>
        </draw:frame>
        <draw:connector draw:style-name="gr6" draw:text-style-name="P6" draw:layer="layout" draw:type="curve" svg:x1="12.297cm" svg:y1="13.285cm" svg:x2="12.297cm" svg:y2="9.716cm" draw:start-shape="id4" draw:start-glue-point="2" draw:end-shape="id4" draw:end-glue-point="0" svg:d="M12297 13285c0 750-2913 501-2913-1784 0-2284 2913-2535 2913-1785" svg:viewBox="0 0 2914 4328">
          <text:p/>
        </draw:connector>
        <draw:custom-shape draw:style-name="gr11" draw:text-style-name="P8" draw:layer="layout" svg:width="13.081cm" svg:height="3.683cm" svg:x="2.102cm" svg:y="15.051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7.584cm" svg:height="3.569cm" svg:x="5.15cm" svg:y="15.178cm">
          <draw:text-box>
            <text:p text:style-name="P3"><text:span text:style-name="T2">Autotrophic (maintenance) respiration</text:span></text:p>
            <text:p text:style-name="P3"><text:span text:style-name="T2">Growth respiration</text:span></text:p>
            <text:p text:style-name="P3"><text:span text:style-name="T2">Carbon translocation and storage</text:span></text:p>
            <text:p text:style-name="P3"><text:span text:style-name="T2">Root exudation</text:span></text:p>
            <text:p text:style-name="P3"><text:span text:style-name="T2">Tissue formation and senescence</text:span></text:p>
            <text:p text:style-name="P3"><text:span text:style-name="T2">Plant size update</text:span></text:p>
            <text:p text:style-name="P3"><text:span text:style-name="T2">Mortality</text:span></text:p>
          </draw:text-box>
        </draw:frame>
        <draw:frame draw:style-name="gr13" draw:text-style-name="P9" draw:layer="layout" svg:width="10.538cm" svg:height="0.793cm" draw:transform="rotate (-1.57655591332648) translate (17.04cm 3.543cm)">
          <draw:text-box>
            <text:p><text:span text:style-name="T2"><text:s/></text:span><text:span text:style-name="T5">spwb</text:span></text:p>
          </draw:text-box>
        </draw:frame>
        <draw:frame draw:style-name="gr14" draw:text-style-name="P10" draw:layer="layout" svg:width="15.241cm" svg:height="0.793cm" draw:transform="rotate (-1.57655591332648) translate (18.09cm 3.541cm)">
          <draw:text-box>
            <text:p><text:span text:style-name="T2"><text:s/></text:span><text:span text:style-name="T5">growth</text:span></text:p>
          </draw:text-box>
        </draw:frame>
        <draw:frame draw:style-name="gr15" draw:text-style-name="P11" draw:layer="layout" svg:width="18.798cm" svg:height="0.793cm" draw:transform="rotate (-1.57655591332648) translate (19.133cm 3.542cm)">
          <draw:text-box>
            <text:p><text:span text:style-name="T2"><text:s/></text:span><text:span text:style-name="T5">fordyn</text:span></text:p>
          </draw:text-box>
        </draw:frame>
        <draw:frame draw:style-name="gr16" draw:text-style-name="P12" draw:layer="layout" svg:width="3.302cm" svg:height="1.783cm" svg:x="16.059cm" svg:y="1.689cm">
          <draw:text-box>
            <text:p text:style-name="P3"><text:span text:style-name="T6">User-level functions</text:span></text:p>
          </draw:text-box>
        </draw:frame>
        <draw:frame draw:style-name="gr17" draw:text-style-name="P12" draw:layer="layout" svg:width="3.302cm" svg:height="1.017cm" svg:x="2.043cm" svg:y="1.962cm">
          <draw:text-box>
            <text:p text:style-name="P3"><text:span text:style-name="T6">Processes</text:span></text:p>
          </draw:text-box>
        </draw:frame>
        <draw:frame draw:style-name="gr18" draw:text-style-name="P2" draw:layer="layout" svg:width="9.527cm" svg:height="0.806cm" svg:x="2.102cm" svg:y="19.162cm">
          <draw:text-box>
            <text:p><text:span text:style-name="T1">Recruitment and disturbances (yearly)</text:span></text:p>
          </draw:text-box>
        </draw:frame>
        <draw:custom-shape draw:style-name="gr19" draw:text-style-name="P13" draw:layer="layout" svg:width="13.081cm" svg:height="2.159cm" svg:x="2.143cm" svg:y="20.05cm">
          <text:p/>
          <draw:enhanced-geometry svg:viewBox="0 0 21600 21600" draw:path-stretchpoint-x="10800" draw:path-stretchpoint-y="10800" draw:text-areas="?f3 ?f4 ?f5 ?f6" draw:type="round-rectangle" draw:modifiers="1293.31259720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4.68cm" svg:height="1.673cm" svg:x="6.842cm" svg:y="20.304cm">
          <draw:text-box>
            <text:p text:style-name="P3"><text:span text:style-name="T2">Reproduction success</text:span></text:p>
            <text:p text:style-name="P3"><text:span text:style-name="T2">Ingrowth</text:span></text:p>
            <text:p text:style-name="P3"><text:span text:style-name="T2">Disturbance effec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2-09-01T18:22:23.613328125</dc:date>
    <meta:editing-duration>PT39M23S</meta:editing-duration>
    <meta:editing-cycles>20</meta:editing-cycles>
    <meta:generator>LibreOffice/7.3.5.2$Linux_X86_64 LibreOffice_project/30$Build-2</meta:generator>
    <meta:document-statistic meta:object-count="22"/>
  </office:meta>
</office:document-meta>
</file>